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netmiko import ConnectHandler</text:p>
      <text:p text:style-name="Standard"/>
      <text:p text:style-name="Standard">def cp_run():</text:p>
      <text:p text:style-name="Standard"><text:s text:c="4"/>with open('FULL_DELL.txt') as f:</text:p>
      <text:p text:style-name="Standard"><text:s text:c="8"/>devices_list = f.read().splitlines()</text:p>
      <text:p text:style-name="Standard"/>
      <text:p text:style-name="Standard"><text:s text:c="4"/>for device in devices_list:</text:p>
      <text:p text:style-name="Standard"><text:s text:c="8"/>print('Connecting to device: ' + device)</text:p>
      <text:p text:style-name="Standard"><text:s text:c="8"/>ios_device = {</text:p>
      <text:p text:style-name="Standard"><text:s text:c="12"/>'device_type': 'dell_os6',</text:p>
      <text:p text:style-name="Standard"><text:s text:c="12"/>'ip': device,</text:p>
      <text:p text:style-name="Standard"><text:s text:c="12"/>'username': 'dsnyadmin',</text:p>
      <text:p text:style-name="Standard"><text:s text:c="12"/>'password': '1dsny37~',</text:p>
      <text:p text:style-name="Standard"><text:s text:c="12"/>'secret': '1dsny37~',</text:p>
      <text:p text:style-name="Standard"><text:s text:c="12"/>'blocking_timeout': 20,</text:p>
      <text:p text:style-name="Standard"><text:s text:c="12"/>'port': 22,</text:p>
      <text:p text:style-name="Standard"><text:s text:c="12"/>'timeout': 120,</text:p>
      <text:p text:style-name="Standard"><text:s text:c="12"/>'session_timeout': 120,</text:p>
      <text:p text:style-name="Standard"><text:s text:c="8"/>}</text:p>
      <text:p text:style-name="Standard"/>
      <text:p text:style-name="Standard"><text:s text:c="8"/>try:</text:p>
      <text:p text:style-name="Standard"><text:s text:c="12"/># Connect to the device</text:p>
      <text:p text:style-name="Standard"><text:s text:c="12"/>connection = ConnectHandler(**ios_device)</text:p>
      <text:p text:style-name="Standard"><text:s text:c="12"/>connection.enable()</text:p>
      <text:p text:style-name="Standard"/>
      <text:p text:style-name="Standard"><text:s text:c="12"/># Send the "copy running-config startup-config" command</text:p>
      <text:p text:style-name="Standard"><text:s text:c="12"/>output = connection.send_command_timing('copy running-config startup-config',</text:p>
      <text:p text:style-name="Standard"><text:s text:c="52"/>strip_prompt=False, read_timeout=120)</text:p>
      <text:p text:style-name="Standard"/>
      <text:p text:style-name="Standard"><text:s text:c="12"/># Check the output for any error messages</text:p>
      <text:p text:style-name="Standard"><text:s text:c="12"/>if 'Error:' in output or 'Failed to' in output:</text:p>
      <text:p text:style-name="Standard"><text:s text:c="16"/>print(f'Error: {output}')</text:p>
      <text:p text:style-name="Standard"/>
      <text:p text:style-name="Standard"><text:s text:c="12"/># Check the output for the "Destination filename" prompt</text:p>
      <text:p text:style-name="Standard"><text:s text:c="12"/>if 'Address or name of remote host' in output:</text:p>
      <text:p text:style-name="Standard"><text:s text:c="16"/># Send the "enter" key press to accept the default filename</text:p>
      <text:p text:style-name="Standard"><text:s text:c="16"/>output += connection.send_command_timing('')</text:p>
      <text:p text:style-name="Standard"/>
      <text:p text:style-name="Standard"><text:s text:c="12"/># Check the output for the "Are you sure you want to save" prompt</text:p>
      <text:p text:style-name="Standard"><text:s text:c="12"/>if 'Destination filename' in output:</text:p>
      <text:p text:style-name="Standard"><text:s text:c="16"/># Send "y" to confirm the save operation</text:p>
      <text:p text:style-name="Standard"><text:s text:c="16"/>output += connection.send_command_timing("y")</text:p>
      <text:p text:style-name="Standard"/>
      <text:p text:style-name="Standard"><text:s text:c="12"/># Disconnect from the device</text:p>
      <text:p text:style-name="Standard"><text:s text:c="12"/>connection.disconnect()</text:p>
      <text:p text:style-name="Standard"/>
      <text:p text:style-name="Standard"><text:s text:c="12"/># Print the command output</text:p>
      <text:p text:style-name="Standard"><text:s text:c="12"/>print(f'{device}: {output}')</text:p>
      <text:p text:style-name="Standard"/>
      <text:p text:style-name="Standard"><text:soft-page-break/><text:s text:c="8"/>except Exception as e:</text:p>
      <text:p text:style-name="Standard"><text:s text:c="12"/>print(f'Error connecting to device {device}: {str(e)}')</text:p>
      <text:p text:style-name="Standard"/>
      <text:p text:style-name="Standard">cp_run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4-21T17:22:23.321149797</meta:creation-date>
    <dc:date>2023-04-21T17:23:00.045052355</dc:date>
    <meta:editing-duration>PT37S</meta:editing-duration>
    <meta:editing-cycles>1</meta:editing-cycles>
    <meta:document-statistic meta:table-count="0" meta:image-count="0" meta:object-count="0" meta:page-count="2" meta:paragraph-count="42" meta:word-count="174" meta:character-count="1814" meta:non-whitespace-character-count="1194"/>
    <meta:generator>LibreOffice/7.0.1.2$MacOSX_X86_64 LibreOffice_project/7cbcfc562f6eb6708b5ff7d7397325de9e764452</meta:generator>
  </office:meta>
</office:document-meta>
</file>